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28cm" style:rel-column-width="28914*"/>
    </style:style>
    <style:style style:name="Таблица1.B" style:family="table-column">
      <style:table-column-properties style:column-width="4.369cm" style:rel-column-width="17353*"/>
    </style:style>
    <style:style style:name="Таблица1.C" style:family="table-column">
      <style:table-column-properties style:column-width="4.851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/>
      <style:text-properties officeooo:paragraph-rsid="001db9cf"/>
    </style:style>
    <style:style style:name="P5" style:family="paragraph" style:parent-style-name="Standard">
      <style:paragraph-properties fo:line-height="150%"/>
      <style:text-properties officeooo:paragraph-rsid="001e5286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weight="bold" style:font-weight-asian="bold" style:font-size-complex="14pt"/>
    </style:style>
    <style:style style:name="P7" style:family="paragraph" style:parent-style-name="Standard">
      <style:paragraph-properties fo:line-height="150%"/>
      <style:text-properties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size-complex="14pt"/>
    </style:style>
    <style:style style:name="P9" style:family="paragraph" style:parent-style-name="Standard">
      <style:text-properties style:language-asian="en" style:country-asian="US" style:font-size-complex="14pt"/>
    </style:style>
    <style:style style:name="P10" style:family="paragraph" style:parent-style-name="Standard">
      <style:paragraph-properties fo:line-height="150%"/>
      <style:text-properties fo:color="#008000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P11" style:family="paragraph" style:parent-style-name="Standard">
      <style:paragraph-properties fo:line-height="150%"/>
      <style:text-properties fo:color="#0070c0" style:font-name="Consolas" fo:font-size="11pt" fo:language="en" fo:country="US" officeooo:rsid="001db9cf" officeooo:paragraph-rsid="001db9cf" style:font-name-asian="Calibri1" style:font-size-asian="11pt" style:language-asian="en" style:country-asian="US" style:font-name-complex="Consolas1" style:font-size-complex="11pt"/>
    </style:style>
    <style:style style:name="P12" style:family="paragraph" style:parent-style-name="Standard">
      <style:paragraph-properties fo:line-height="150%"/>
      <style:text-properties fo:color="#0070c0" style:font-name="Consolas" fo:font-size="11pt" fo:language="en" fo:country="US" style:font-name-asian="Calibri1" style:font-size-asian="11pt" style:language-asian="en" style:country-asian="US" style:font-name-complex="Consolas1" style:font-size-complex="11pt"/>
    </style:style>
    <style:style style:name="P13" style:family="paragraph" style:parent-style-name="Standard">
      <style:paragraph-properties fo:line-height="150%"/>
      <style:text-properties fo:color="#0070c0" style:font-name="Consolas" fo:font-size="11pt" fo:language="en" fo:country="US" officeooo:paragraph-rsid="001db9cf" style:font-name-asian="Calibri1" style:font-size-asian="11pt" style:language-asian="en" style:country-asian="US" style:font-name-complex="Consolas1" style:font-size-complex="11pt"/>
    </style:style>
    <style:style style:name="P14" style:family="paragraph" style:parent-style-name="Standard">
      <style:paragraph-properties fo:margin-top="0cm" fo:margin-bottom="0.282cm" loext:contextual-spacing="false" fo:line-height="106%" fo:text-align="center" style:justify-single-word="false"/>
    </style:style>
    <style:style style:name="P15" style:family="paragraph" style:parent-style-name="Standard">
      <style:paragraph-properties fo:margin-top="0cm" fo:margin-bottom="0.282cm" loext:contextual-spacing="false" fo:line-height="106%" fo:text-align="start" style:justify-single-word="false"/>
      <style:text-properties fo:language="en" fo:country="US" style:font-size-complex="14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size-complex="14pt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P19" style:family="paragraph" style:parent-style-name="Title" style:list-style-name="WWNum8"/>
    <style:style style:name="T1" style:family="text">
      <style:text-properties fo:text-transform="uppercase"/>
    </style:style>
    <style:style style:name="T2" style:family="text">
      <style:text-properties fo:text-transform="uppercase" fo:font-weight="bold" style:font-weight-asian="bold" style:font-size-complex="14pt"/>
    </style:style>
    <style:style style:name="T3" style:family="text">
      <style:text-properties fo:text-transform="uppercase" style:font-size-complex="14pt"/>
    </style:style>
    <style:style style:name="T4" style:family="text">
      <style:text-properties fo:font-weight="bold" style:font-weight-asian="bold" style:font-size-complex="14pt"/>
    </style:style>
    <style:style style:name="T5" style:family="text">
      <style:text-properties fo:color="#ff0000" fo:font-weight="bold" style:font-weight-asian="bold" style:font-size-complex="14pt"/>
    </style:style>
    <style:style style:name="T6" style:family="text">
      <style:text-properties fo:color="#ff0000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7" style:family="text">
      <style:text-properties fo:color="#ff0000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T8" style:family="text">
      <style:text-properties fo:color="#000000" fo:font-weight="bold" style:font-weight-asian="bold" style:font-size-complex="14pt"/>
    </style:style>
    <style:style style:name="T9" style:family="text">
      <style:text-properties fo:color="#000000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T10" style:family="text">
      <style:text-properties style:font-size-complex="14pt"/>
    </style:style>
    <style:style style:name="T11" style:family="text">
      <style:text-properties style:font-size-complex="14pt" style:font-weight-complex="bold"/>
    </style:style>
    <style:style style:name="T12" style:family="text">
      <style:text-properties fo:letter-spacing="0.009cm" fo:font-weight="bold" style:font-weight-asian="bold" style:font-size-complex="14pt" style:font-weight-complex="bold"/>
    </style:style>
    <style:style style:name="T13" style:family="text">
      <style:text-properties style:language-asian="en" style:country-asian="US" style:font-size-complex="14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style:language-asian="en" style:country-asian="US" style:font-size-complex="14pt"/>
    </style:style>
    <style:style style:name="T16" style:family="text">
      <style:text-properties fo:font-variant="normal" fo:text-transform="none" fo:color="#00000a" fo:letter-spacing="normal" fo:font-weight="normal" style:letter-kerning="false" style:font-name-asian="Times New Roman1" style:font-weight-asian="normal" style:font-name-complex="Times New Roman1" style:font-size-complex="12pt"/>
    </style:style>
    <style:style style:name="T17" style:family="text">
      <style:text-properties fo:color="#0070c0" style:font-name="Consolas" fo:font-size="11pt" fo:language="en" fo:country="US" style:font-name-asian="Calibri1" style:font-size-asian="11pt" style:language-asian="en" style:country-asian="US" style:font-name-complex="Consolas1" style:font-size-complex="11pt"/>
    </style:style>
    <style:style style:name="T18" style:family="text">
      <style:text-properties fo:color="#0070c0" style:font-name="Consolas" fo:font-size="11pt" fo:language="en" fo:country="US" officeooo:rsid="001db9cf" style:font-name-asian="Calibri1" style:font-size-asian="11pt" style:language-asian="en" style:country-asian="US" style:font-name-complex="Consolas1" style:font-size-complex="11pt"/>
    </style:style>
    <style:style style:name="T19" style:family="text">
      <style:text-properties fo:color="#0070c0" style:font-name="Consolas" fo:font-size="11pt" fo:language="en" fo:country="US" officeooo:rsid="001e5286" style:font-name-asian="Calibri1" style:font-size-asian="11pt" style:language-asian="en" style:country-asian="US" style:font-name-complex="Consolas1" style:font-size-complex="11pt"/>
    </style:style>
    <style:style style:name="T20" style:family="text">
      <style:text-properties fo:color="#0070c0" style:font-name="Consolas" fo:font-size="11pt" style:font-name-asian="Calibri1" style:font-size-asian="11pt" style:language-asian="en" style:country-asian="US" style:font-name-complex="Consolas1" style:font-size-complex="11pt"/>
    </style:style>
    <style:style style:name="T21" style:family="text">
      <style:text-properties fo:color="#0070c0" style:font-name="Consolas" fo:font-size="11pt" officeooo:rsid="001db9cf" style:font-name-asian="Calibri1" style:font-size-asian="11pt" style:language-asian="en" style:country-asian="US" style:font-name-complex="Consolas1" style:font-size-complex="11pt"/>
    </style:style>
    <style:style style:name="T22" style:family="text">
      <style:text-properties fo:color="#00b050" style:font-name="Consolas" fo:font-size="9.5pt" fo:language="en" fo:country="US" style:font-name-asian="Calibri1" style:font-size-asian="9.5pt" style:language-asian="en" style:country-asian="US" style:font-name-complex="Consolas1" style:font-size-complex="9.5pt"/>
    </style:style>
    <style:style style:name="T23" style:family="text">
      <style:text-properties fo:color="#00b050" style:font-name="Consolas" fo:font-size="9.5pt" fo:language="en" fo:country="US" officeooo:rsid="001db9cf" style:font-name-asian="Calibri1" style:font-size-asian="9.5pt" style:language-asian="en" style:country-asian="US" style:font-name-complex="Consolas1" style:font-size-complex="9.5pt"/>
    </style:style>
    <style:style style:name="T24" style:family="text">
      <style:text-properties fo:color="#00b050" style:font-name="Consolas" fo:font-size="9.5pt" fo:language="en" fo:country="US" officeooo:rsid="001e5286" style:font-name-asian="Calibri1" style:font-size-asian="9.5pt" style:language-asian="en" style:country-asian="US" style:font-name-complex="Consolas1" style:font-size-complex="9.5pt"/>
    </style:style>
    <style:style style:name="T25" style:family="text">
      <style:text-properties fo:color="#00b050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T26" style:family="text">
      <style:text-properties fo:color="#00b050" style:font-name="Consolas" fo:font-size="9.5pt" officeooo:rsid="001db9cf" style:font-name-asian="Calibri1" style:font-size-asian="9.5pt" style:language-asian="en" style:country-asian="US" style:font-name-complex="Consolas1" style:font-size-complex="9.5pt"/>
    </style:style>
    <style:style style:name="T27" style:family="text">
      <style:text-properties fo:color="#00b050" fo:font-size="9.5pt" style:font-size-asian="9.5pt" style:font-size-complex="9.5pt"/>
    </style:style>
    <style:style style:name="T28" style:family="text">
      <style:text-properties fo:color="#00b050" fo:font-size="9.5pt" officeooo:rsid="001db9cf" style:font-size-asian="9.5pt" style:font-size-complex="9.5pt"/>
    </style:style>
    <style:style style:name="T29" style:family="text">
      <style:text-properties officeooo:rsid="001db9cf"/>
    </style:style>
    <style:style style:name="fr1" style:family="graphic" style:parent-style-name="Frame">
      <style:graphic-properties fo:margin-left="0.318cm" fo:margin-right="0.318cm" fo:margin-top="0cm" fo:margin-bottom="0.282cm" style:vertical-pos="from-top" style:vertical-rel="paragraph" style:horizontal-pos="from-left" style:horizontal-rel="page-content" draw:opacity="0%" fo:padding="0cm" fo:border="none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>МИНОБРНАУКИ РОССИИ</text:span></text:p>
      <text:p text:style-name="P3"><text:span text:style-name="T2">Санкт-Петербургский государственный</text:span></text:p>
      <text:p text:style-name="P3"><text:span text:style-name="T2">электротехнический университет</text:span></text:p>
      <text:p text:style-name="P3"><text:span text:style-name="T2">«ЛЭТИ» им. В.И. Ульянова (Ленина)</text:span></text:p>
      <text:p text:style-name="P3"><text:span text:style-name="T4">Кафедра МОЭВМ</text:span>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Book_20_Title"><text:span text:style-name="T3">отчет</text:span></text:span></text:p>
      <text:p text:style-name="P3"><text:span text:style-name="T4">по лабораторной работе</text:span><text:span text:style-name="T5"> </text:span><text:span text:style-name="T4">№2</text:span></text:p>
      <text:p text:style-name="P3"><text:span text:style-name="T4">по дисциплине </text:span><text:span text:style-name="T8">«</text:span><text:span text:style-name="T4">Программирование</text:span><text:span text:style-name="T8">»</text:span></text:p>
      <text:p text:style-name="P3"><text:span text:style-name="Book_20_Title"><text:span text:style-name="T10">Тема: </text:span></text:span><text:span text:style-name="T12">Динамические структуры данных.</text:span></text:p>
      <text:p text:style-name="P8"/>
      <text:p text:style-name="P8"/>
      <text:p text:style-name="P8"/>
      <text:p text:style-name="P8"/>
      <text:p text:style-name="P8"/>
      <text:p text:style-name="P8"><draw:frame draw:style-name="fr1" draw:name="Врезка1" text:anchor-type="paragraph" svg:x="-0.191cm" svg:y="-0.049cm" svg:width="0.041cm" style:rel-width="100%" draw:z-index="0"><draw:text-box fo:min-height="0cm"><table:table table:name="Таблица1" table:style-name="Таблица1"><table:table-column table:style-name="Таблица1.A"/><table:table-column table:style-name="Таблица1.B"/><table:table-column table:style-name="Таблица1.C"/><table:table-row table:style-name="Таблица1.1"><table:table-cell table:style-name="Таблица1.A1" office:value-type="string"><text:p text:style-name="Standard"><text:span text:style-name="T13">Студент гр. </text:span><text:span text:style-name="T15">6304</text:span></text:p></table:table-cell><table:table-cell table:style-name="Таблица1.B1" office:value-type="string"><text:p text:style-name="P9"/></table:table-cell><table:table-cell table:style-name="Таблица1.A1" office:value-type="string"><text:p text:style-name="P1"><text:span text:style-name="T13">Виноградов К.А.</text:span></text:p></table:table-cell></table:table-row><table:table-row table:style-name="Таблица1.1"><table:table-cell table:style-name="Таблица1.A1" office:value-type="string"><text:p text:style-name="Standard"><text:span text:style-name="T13">Преподаватель</text:span></text:p></table:table-cell><table:table-cell table:style-name="Таблица1.B2" office:value-type="string"><text:p text:style-name="P9"/></table:table-cell><table:table-cell table:style-name="Таблица1.A1" office:value-type="string"><text:p text:style-name="P1"><text:span text:style-name="T13">Кринкин К.В.</text:span></text:p></table:table-cell></table:table-row></table:table></draw:text-box></draw:frame></text:p>
      <text:p text:style-name="P8"/>
      <text:p text:style-name="P8"/>
      <text:p text:style-name="P3"><text:span text:style-name="T11">Санкт-Петербург</text:span></text:p>
      <text:p text:style-name="P14"><text:span text:style-name="T11">2017</text:span></text:p>
      <text:p text:style-name="P15"><text:bookmark-start text:name="_Toc466500202"/><text:bookmark-start text:name="_Toc468536376"/><text:bookmark-start text:name="_Toc476218819"/><text:bookmark-start text:name="_Toc466499912"/><text:bookmark-start text:name="_Toc466499999"/><text:bookmark-start text:name="_Toc466500072"/><text:bookmark-start text:name="_Toc466500175"/><text:bookmark-start text:name="_Toc466500182"/></text:p>
      <text:h text:style-name="Title" text:outline-level="2"><text:soft-page-break/>Цель:<text:bookmark-end text:name="_Toc466500202"/><text:bookmark-end text:name="_Toc466500182"/><text:bookmark-end text:name="_Toc466500175"/><text:bookmark-end text:name="_Toc466500072"/><text:bookmark-end text:name="_Toc466499999"/><text:bookmark-end text:name="_Toc466499912"/><text:bookmark-end text:name="_Toc476218819"/><text:bookmark-end text:name="_Toc468536376"/> </text:h>
      <text:p text:style-name="P16"><text:bookmark-start text:name="_Toc468536377"/><text:bookmark-start text:name="_Toc466499913"/><text:bookmark-start text:name="_Toc466500000"/><text:bookmark-start text:name="_Toc466500073"/><text:bookmark-start text:name="_Toc466500176"/><text:bookmark-start text:name="_Toc466500183"/><text:bookmark-start text:name="_Toc466500203"/><text:span text:style-name="T10">Написание программы - стековой машины.</text:span></text:p>
      <text:p text:style-name="P17"/>
      <text:h text:style-name="Title" text:outline-level="2"><text:bookmark-start text:name="_Toc476218820"/>Задание:<text:bookmark-end text:name="_Toc476218820"/><text:bookmark-end text:name="_Toc468536377"/><text:bookmark-end text:name="_Toc466500203"/><text:bookmark-end text:name="_Toc466500183"/><text:bookmark-end text:name="_Toc466500176"/><text:bookmark-end text:name="_Toc466500073"/><text:bookmark-end text:name="_Toc466500000"/><text:bookmark-end text:name="_Toc466499913"/> </text:h>
      <text:p text:style-name="P16"><text:span text:style-name="T10">Напишите программу, На вход которой подается последовательность <text:tab/>(не более 100 элементов) из чисел и арифметических операций (+, -, *, / <text:tab/>(деление нацело)) разделенных пробелом, которые программа должна <text:tab/>интерпретировать и выполнить по следующим правилам:<text:line-break/></text:span></text:p>
      <text:p text:style-name="P16"><text:span text:style-name="T10">Если очередной элемент входной последовательности - число, то <text:tab/>положить его в стек</text:span></text:p>
      <text:p text:style-name="P16"><text:span text:style-name="T10">Если очередной элемент - знак операции, то применить эту операцию <text:tab/>над двумя верхними элементами стека, а результат положить обратно в <text:tab/>стек (следует считать, что левый операнд выражения лежит в стеке <text:tab/>глубже)</text:span></text:p>
      <text:p text:style-name="P16"><text:span text:style-name="T10">Если входная последовательность закончилась, то вывести результат <text:tab/>(число в стеке)</text:span></text:p>
      <text:p text:style-name="P16"><text:span text:style-name="T10">Если в процессе вычисления возникает ошибка (для операции в стеке <text:tab/>не хватает аргументов или по завершении работы программы в стеке <text:tab/>более одного элемента), то вместо результата следует вывести "error"</text:span></text:p>
      <text:p text:style-name="P16"><text:span text:style-name="T10">Стек требуется реализовать самостоятельно на базе массива.</text:span></text:p>
      <text:p text:style-name="P17"/>
      <text:h text:style-name="Title" text:outline-level="2"><text:bookmark-start text:name="_Toc476218821"/><text:bookmark-start text:name="_Toc466499914"/><text:bookmark-start text:name="_Toc466500001"/><text:bookmark-start text:name="_Toc466500074"/><text:bookmark-start text:name="_Toc466500177"/><text:bookmark-start text:name="_Toc466500184"/><text:bookmark-start text:name="_Toc466500204"/><text:bookmark-start text:name="_Toc468536381"/>Ход работы:<text:bookmark-end text:name="_Toc476218821"/><text:bookmark-end text:name="_Toc466499914"/><text:bookmark-end text:name="_Toc466500001"/><text:bookmark-end text:name="_Toc466500074"/><text:bookmark-end text:name="_Toc466500177"/><text:bookmark-end text:name="_Toc466500184"/><text:bookmark-end text:name="_Toc466500204"/><text:bookmark-end text:name="_Toc468536381"/><text:bookmark-start text:name="_Toc476218822"/></text:h>
      <text:list xml:id="list8232047270386876528" text:style-name="WWNum8">
        <text:list-item>
          <text:h text:style-name="P19" text:outline-level="2"><text:span text:style-name="T16">Разбиение исходного текста на слова</text:span><text:bookmark-end text:name="_Toc476218822"/></text:h>
        </text:list-item>
      </text:list>
      <text:p text:style-name="P2"><text:span text:style-name="T9"><text:tab/></text:span><text:span text:style-name="T17">char* token=strtok(origin, " ");<text:tab/></text:span><text:span text:style-name="T22">//</text:span></text:p>
      <text:p text:style-name="P2"><text:span text:style-name="T17"><text:s text:c="4"/>while(token!=NULL)<text:tab/><text:tab/><text:tab/><text:tab/></text:span><text:span text:style-name="T22">//</text:span></text:p>
      <text:p text:style-name="P2"><text:span text:style-name="T17"><text:s text:c="4"/>{<text:tab/><text:tab/><text:tab/><text:tab/><text:tab/><text:tab/><text:tab/></text:span><text:span text:style-name="T22">//</text:span></text:p>
      <text:p text:style-name="P2"><text:span text:style-name="T17"><text:s text:c="8"/>int numb=strlen(token);<text:tab/><text:tab/></text:span><text:span text:style-name="T22">// </text:span><text:span text:style-name="T25">деление</text:span><text:span text:style-name="T22"> </text:span><text:span text:style-name="T25">массива</text:span><text:span text:style-name="T22"> origin</text:span><text:span text:style-name="T17"> </text:span></text:p>
      <text:p text:style-name="P2"><text:span text:style-name="T17"><text:s text:c="8"/>strncpy(nums[i], token, numb);<text:tab/></text:span><text:span text:style-name="T22">// </text:span><text:span text:style-name="T25">на</text:span><text:span text:style-name="T22"> </text:span><text:span text:style-name="T25">токены</text:span></text:p>
      <text:p text:style-name="P2"><text:span text:style-name="T17"><text:s text:c="8"/>token</text:span><text:span text:style-name="T20">=</text:span><text:span text:style-name="T17">strtok</text:span><text:span text:style-name="T20">(</text:span><text:span text:style-name="T17">NULL</text:span><text:span text:style-name="T20">, " ");<text:tab/><text:tab/></text:span><text:span text:style-name="T25">//</text:span></text:p>
      <text:p text:style-name="P2"><text:span text:style-name="T20"><text:s text:c="8"/></text:span><text:span text:style-name="T17">i</text:span><text:span text:style-name="T20">++;<text:tab/><text:tab/><text:tab/><text:tab/><text:tab/></text:span><text:span text:style-name="T25">//</text:span></text:p>
      <text:p text:style-name="P2"><text:span text:style-name="T20"><text:s text:c="4"/>}<text:tab/><text:tab/><text:tab/><text:tab/><text:tab/><text:tab/><text:tab/></text:span><text:span text:style-name="T25">//</text:span><text:bookmark text:name="_Toc476218823"/></text:p>
      <text:list xml:id="list181527019969040" text:continue-numbering="true" text:style-name="WWNum8">
        <text:list-item>
          <text:h text:style-name="P19" text:outline-level="2"><text:span text:style-name="T16">Перевод символов в числа</text:span></text:h>
        </text:list-item>
      </text:list>
      <text:p text:style-name="P2"><text:span text:style-name="T9"><text:tab/></text:span><text:span text:style-name="T17">for</text:span><text:span text:style-name="T20">(</text:span><text:span text:style-name="T17">j</text:span><text:span text:style-name="T20">=0;</text:span><text:span text:style-name="T17">j</text:span><text:span text:style-name="T20">&lt;=</text:span><text:span text:style-name="T17">i</text:span><text:span text:style-name="T20">;</text:span><text:span text:style-name="T17">j</text:span><text:span text:style-name="T20">++){<text:tab/><text:tab/><text:tab/></text:span><text:span text:style-name="T25">// цикл перевода цифр из</text:span><text:span text:style-name="T20"> </text:span></text:p>
      <text:p text:style-name="P2"><text:span text:style-name="T20"><text:s text:c="8"/></text:span><text:span text:style-name="T17">inums[j]=atoi(nums[j]);<text:tab/><text:tab/></text:span><text:span text:style-name="T22">// </text:span><text:span text:style-name="T25">типа</text:span><text:span text:style-name="T22"> char </text:span><text:span text:style-name="T25">в</text:span><text:span text:style-name="T22"> int</text:span></text:p>
      <text:p text:style-name="P2"><text:span text:style-name="T17"><text:s text:c="4"/></text:span><text:span text:style-name="T20"><text:tab/><text:tab/></text:span><text:span text:style-name="T17">}<text:tab/><text:tab/><text:tab/><text:tab/><text:tab/></text:span><text:span text:style-name="T25">// (символы операций переводятся как 0)</text:span><text:bookmark text:name="_Toc476218824"/></text:p>
      <text:list xml:id="list181527585679477" text:continue-numbering="true" text:style-name="WWNum8">
        <text:list-item>
          <text:h text:style-name="P19" text:outline-level="2"><text:soft-page-break/><text:span text:style-name="T16">Выявление символов операций (в данном случае сложения)</text:span></text:h>
        </text:list-item>
      </text:list>
      <text:p text:style-name="P2"><text:tab/><text:span text:style-name="T17">if</text:span><text:span text:style-name="T20">(</text:span><text:span text:style-name="T17">strcmp</text:span><text:span text:style-name="T20">(</text:span><text:span text:style-name="T17">nums</text:span><text:span text:style-name="T20">[</text:span><text:span text:style-name="T17">k</text:span><text:span text:style-name="T20">], </text:span><text:span text:style-name="T17">plus</text:span><text:span text:style-name="T20">)==0){<text:tab/><text:tab/><text:tab/><text:tab/></text:span><text:span text:style-name="T25">// (*) обращаемся к токену </text:span></text:p>
      <text:p text:style-name="P2"><text:span text:style-name="T20"><text:s text:c="16"/></text:span><text:span text:style-name="T17">if</text:span><text:span text:style-name="T20">(</text:span><text:span text:style-name="T17">j</text:span><text:span text:style-name="T20">&gt;=2){<text:tab/><text:tab/><text:tab/><text:tab/><text:tab/></text:span><text:span text:style-name="T25">// проверка элементов</text:span></text:p>
      <text:p text:style-name="P2"><text:span text:style-name="T20"><text:s text:c="16"/></text:span><text:span text:style-name="T17">stack</text:span><text:span text:style-name="T20">[</text:span><text:span text:style-name="T17">j</text:span><text:span text:style-name="T20">-2]=</text:span><text:span text:style-name="T17">stack</text:span><text:span text:style-name="T20">[</text:span><text:span text:style-name="T17">j</text:span><text:span text:style-name="T20">-2]+</text:span><text:span text:style-name="T17">stack</text:span><text:span text:style-name="T20">[</text:span><text:span text:style-name="T17">j</text:span><text:span text:style-name="T20">-1];<text:tab/></text:span><text:span text:style-name="T25">// операция с ними</text:span></text:p>
      <text:p text:style-name="P2"><text:span text:style-name="T20"><text:s text:c="16"/></text:span><text:span text:style-name="T17">stack</text:span><text:span text:style-name="T20">[</text:span><text:span text:style-name="T17">j</text:span><text:span text:style-name="T20">-1]=0;<text:tab/><text:tab/><text:tab/><text:tab/><text:tab/></text:span><text:span text:style-name="T25">// обнуление ненужного</text:span></text:p>
      <text:p text:style-name="P2"><text:span text:style-name="T20"><text:s text:c="16"/></text:span><text:span text:style-name="T17">j</text:span><text:span text:style-name="T20">-=2;<text:tab/><text:tab/><text:tab/><text:tab/><text:tab/><text:tab/></text:span><text:span text:style-name="T25">// откат счетчика</text:span></text:p>
      <text:p text:style-name="P2"><text:span text:style-name="T20"><text:s text:c="16"/></text:span><text:span text:style-name="T17">k</text:span><text:span text:style-name="T20">++;<text:tab/><text:tab/><text:tab/><text:tab/><text:tab/><text:tab/></text:span><text:span text:style-name="T25">//</text:span><text:span text:style-name="T20"> </text:span></text:p>
      <text:p text:style-name="P2"><text:span text:style-name="T20"><text:s text:c="16"/>}<text:tab/><text:tab/><text:tab/><text:tab/><text:tab/><text:tab/><text:tab/></text:span><text:span text:style-name="T25">//</text:span></text:p>
      <text:p text:style-name="P2"><text:span text:style-name="T20"><text:s text:c="16"/></text:span><text:span text:style-name="T17">else</text:span><text:span text:style-name="T20">{<text:tab/><text:tab/><text:tab/><text:tab/><text:tab/></text:span><text:span text:style-name="T25">// иначе</text:span></text:p>
      <text:p text:style-name="P2"><text:span text:style-name="T20"><text:s text:c="20"/></text:span><text:span text:style-name="T17">m</text:span><text:span text:style-name="T20">=1;<text:tab/><text:tab/><text:tab/><text:tab/></text:span><text:span text:style-name="T25">// переключение триггера</text:span></text:p>
      <text:p text:style-name="P2"><text:span text:style-name="T20"><text:s text:c="20"/></text:span><text:span text:style-name="T17">j</text:span><text:span text:style-name="T20">=</text:span><text:span text:style-name="T17">i</text:span><text:span text:style-name="T20">;<text:tab/><text:tab/><text:tab/><text:tab/></text:span><text:span text:style-name="T25">// завершение цикла</text:span></text:p>
      <text:p text:style-name="P2"><text:span text:style-name="T20"><text:s text:c="16"/>}<text:tab/><text:tab/><text:tab/><text:tab/><text:tab/><text:tab/></text:span><text:span text:style-name="T25">// </text:span></text:p>
      <text:p text:style-name="P2"><text:span text:style-name="T20"><text:s text:c="12"/>}<text:tab/><text:tab/><text:tab/><text:tab/><text:tab/><text:tab/></text:span><text:span text:style-name="T25">// (*) ======================</text:span></text:p>
      <text:p text:style-name="Standard"/>
      <text:h text:style-name="Title" text:outline-level="2"><text:bookmark-start text:name="_Toc476218825"/><text:bookmark-start text:name="_Toc466499915"/><text:bookmark-start text:name="_Toc466500002"/><text:bookmark-start text:name="_Toc466500075"/><text:bookmark-start text:name="_Toc466500178"/><text:bookmark-start text:name="_Toc466500185"/><text:bookmark-start text:name="_Toc466500205"/><text:bookmark-start text:name="_Toc468536389"/>Вывод:<text:bookmark-end text:name="_Toc476218825"/><text:bookmark-end text:name="_Toc466499915"/><text:bookmark-end text:name="_Toc466500002"/><text:bookmark-end text:name="_Toc466500075"/><text:bookmark-end text:name="_Toc466500178"/><text:bookmark-end text:name="_Toc466500185"/><text:bookmark-end text:name="_Toc466500205"/><text:bookmark-end text:name="_Toc468536389"/> </text:h>
      <text:p text:style-name="P2"><text:span text:style-name="T10">В данной лабораторной работе мы познакомились с принципом работы стековой машины, а также написали программу выполняющую</text:span><text:bookmark text:name="_GoBack"/><text:span text:style-name="T10"> данный алгоритм.</text:span></text:p>
      <text:p text:style-name="P7"/>
      <text:h text:style-name="Title" text:outline-level="2"><text:bookmark-start text:name="_Toc476218826"/>ПРИЛОЖЕНИЕ<text:span text:style-name="T14"> 1</text:span><text:bookmark-end text:name="_Toc476218826"/></text:h>
      <text:p text:style-name="P2"><text:span text:style-name="T6">#include &lt;stdio.h&gt;<text:tab/><text:tab/><text:tab/></text:span><text:span text:style-name="T22">// </text:span></text:p>
      <text:p text:style-name="P2"><text:span text:style-name="T7">#</text:span><text:span text:style-name="T6">include</text:span><text:span text:style-name="T7"> &lt;</text:span><text:span text:style-name="T6">stdlib</text:span><text:span text:style-name="T7">.</text:span><text:span text:style-name="T6">h</text:span><text:span text:style-name="T7">&gt;<text:tab/><text:tab/><text:tab/></text:span><text:span text:style-name="T25">// подключение стандартных библиотек</text:span></text:p>
      <text:p text:style-name="P2"><text:span text:style-name="T6">#include &lt;string.h&gt;</text:span><text:span text:style-name="T7"><text:tab/><text:tab/><text:tab/></text:span><text:span text:style-name="T25">//</text:span></text:p>
      <text:p text:style-name="P10"/>
      <text:p text:style-name="P11">void push(int* stack, int* old, int j, int k)<text:tab/><text:span text:style-name="T27">//функция запушивания</text:span></text:p>
      <text:p text:style-name="P11">{</text:p>
      <text:p text:style-name="P11"><text:s text:c="4"/>stack[j]=old[k];</text:p>
      <text:p text:style-name="P11">}</text:p>
      <text:p text:style-name="P11"/>
      <text:p text:style-name="P11">void pushnull(int* stack, int j)<text:tab/><text:tab/><text:tab/><text:span text:style-name="T27">//функция запушивания нуля</text:span></text:p>
      <text:p text:style-name="P11">{</text:p>
      <text:p text:style-name="P11"><text:s text:c="4"/>stack[j]=0;</text:p>
      <text:p text:style-name="P11">}</text:p>
      <text:p text:style-name="P11"/>
      <text:p text:style-name="P11"><text:soft-page-break/>void pushplus(int* stack, int* old, int j, int k)<text:tab/><text:span text:style-name="T27">//функция запушивания результата сложения двух эл.</text:span></text:p>
      <text:p text:style-name="P11">{</text:p>
      <text:p text:style-name="P11"><text:s text:c="4"/>stack[j]+=old[k];</text:p>
      <text:p text:style-name="P11">}</text:p>
      <text:p text:style-name="P11"/>
      <text:p text:style-name="P11">void pushminus(int* stack, int* old, int j, int k)<text:tab/><text:span text:style-name="T27">//функция запушивания результата вычитания двух эл.</text:span></text:p>
      <text:p text:style-name="P11">{</text:p>
      <text:p text:style-name="P11"><text:s text:c="4"/>stack[j]-=old[k];</text:p>
      <text:p text:style-name="P11">}</text:p>
      <text:p text:style-name="P11"/>
      <text:p text:style-name="P11">void pushumn(int* stack, int* old, int j, int k)<text:tab/><text:tab/><text:span text:style-name="T27">//функция запушивания результата умножения двух эл.</text:span></text:p>
      <text:p text:style-name="P11">{</text:p>
      <text:p text:style-name="P11"><text:s text:c="4"/>stack[j]*=old[k];</text:p>
      <text:p text:style-name="P11">}</text:p>
      <text:p text:style-name="P11"/>
      <text:p text:style-name="P11">void pushdel(int* stack, int* old, int j, int k)<text:tab/><text:tab/><text:span text:style-name="T27">//функция запушивания результата деления двух эл.</text:span></text:p>
      <text:p text:style-name="P11">{</text:p>
      <text:p text:style-name="P11"><text:s text:c="4"/>stack[j]/=old[k];</text:p>
      <text:p text:style-name="P11">}</text:p>
      <text:p text:style-name="P11"/>
      <text:p text:style-name="P11">int pop(int* stack, int j)<text:tab/><text:tab/><text:span text:style-name="T27">//функция вызова элемента из стека</text:span></text:p>
      <text:p text:style-name="P11">{</text:p>
      <text:p text:style-name="P11"><text:s text:c="4"/>return stack[j];</text:p>
      <text:p text:style-name="P11">}</text:p>
      <text:p text:style-name="P11"/>
      <text:p text:style-name="P11">int size(int* stack, int I)<text:tab/><text:tab/><text:span text:style-name="T27">//функция вывода размера стека</text:span></text:p>
      <text:p text:style-name="P11">{</text:p>
      <text:p text:style-name="P11"><text:s text:c="4"/>int j=0;</text:p>
      <text:p text:style-name="P11"><text:s text:c="4"/>int k=0;</text:p>
      <text:p text:style-name="P11"><text:s text:c="4"/>for(j=0;j&lt;i;j++){</text:p>
      <text:p text:style-name="P11"><text:s text:c="8"/>if(stack[j]!=0)</text:p>
      <text:p text:style-name="P11"><text:s text:c="12"/>k++;</text:p>
      <text:p text:style-name="P11"><text:s text:c="4"/>}</text:p>
      <text:p text:style-name="P11"><text:s text:c="4"/>return k;</text:p>
      <text:p text:style-name="P11">}</text:p>
      <text:p text:style-name="P12"><text:soft-page-break/></text:p>
      <text:p text:style-name="P2"><text:span text:style-name="T17">int main() {</text:span></text:p>
      <text:p text:style-name="P2"><text:span text:style-name="T17"><text:s text:c="4"/>int i=0;<text:tab/><text:tab/><text:tab/></text:span><text:span text:style-name="T25">//</text:span></text:p>
      <text:p text:style-name="P2"><text:span text:style-name="T17"><text:s text:c="4"/>int j=0;<text:tab/><text:tab/><text:tab/></text:span><text:span text:style-name="T25">// счетчики</text:span></text:p>
      <text:p text:style-name="P2"><text:span text:style-name="T17"><text:s text:c="4"/>int k=0;<text:tab/><text:tab/><text:tab/></text:span><text:span text:style-name="T25">//</text:span></text:p>
      <text:p text:style-name="P2"><text:span text:style-name="T17"><text:s text:c="4"/>int m=0;<text:tab/><text:tab/><text:tab/></text:span><text:span text:style-name="T25">// триггер</text:span></text:p>
      <text:p text:style-name="P2"><text:span text:style-name="T17"><text:s text:c="4"/>char plus[2]="+";<text:tab/><text:tab/><text:tab/></text:span><text:span text:style-name="T25">//</text:span></text:p>
      <text:p text:style-name="P2"><text:span text:style-name="T17"><text:s text:c="4"/>char</text:span><text:span text:style-name="T20"> </text:span><text:span text:style-name="T17">minus</text:span><text:span text:style-name="T20">[2]="-";<text:tab/><text:tab/><text:tab/></text:span><text:span text:style-name="T25">// массивы с символами операций</text:span></text:p>
      <text:p text:style-name="P2"><text:span text:style-name="T20"><text:s text:c="4"/></text:span><text:span text:style-name="T17">char</text:span><text:span text:style-name="T20"> </text:span><text:span text:style-name="T17">umn</text:span><text:span text:style-name="T20">[2]="*";<text:tab/><text:tab/><text:tab/></text:span><text:span text:style-name="T25">// (для использования в strcmp)</text:span></text:p>
      <text:p text:style-name="P2"><text:span text:style-name="T20"><text:s text:c="4"/></text:span><text:span text:style-name="T17">char</text:span><text:span text:style-name="T20"> </text:span><text:span text:style-name="T17">del</text:span><text:span text:style-name="T20">[2]="/";<text:tab/><text:tab/><text:tab/></text:span><text:span text:style-name="T25">//</text:span></text:p>
      <text:p text:style-name="P2"><text:span text:style-name="T20"><text:s text:c="4"/></text:span><text:span text:style-name="T17">char</text:span><text:span text:style-name="T20"> </text:span><text:span text:style-name="T17">origin</text:span><text:span text:style-name="T20">[100];<text:tab/><text:tab/></text:span><text:span text:style-name="T25">// массив для исходной последовательности</text:span></text:p>
      <text:p text:style-name="P2"><text:span text:style-name="T20"><text:s text:c="4"/></text:span><text:span text:style-name="T17">char</text:span><text:span text:style-name="T20"> </text:span><text:span text:style-name="T17">nums</text:span><text:span text:style-name="T20">[100][100];<text:tab/><text:tab/></text:span><text:span text:style-name="T25">// массив для токенов из origin</text:span></text:p>
      <text:p text:style-name="P2"><text:span text:style-name="T20"><text:s text:c="4"/></text:span><text:span text:style-name="T17">int</text:span><text:span text:style-name="T20"> </text:span><text:span text:style-name="T17">inums</text:span><text:span text:style-name="T20">[100];<text:tab/><text:tab/></text:span><text:span text:style-name="T25">// массив для токенов, преобразованных в int</text:span></text:p>
      <text:p text:style-name="P2"><text:span text:style-name="T20"><text:s text:c="4"/></text:span><text:span text:style-name="T17">int stack[100];<text:tab/><text:tab/></text:span><text:span text:style-name="T25">// стековый массив</text:span></text:p>
      <text:p text:style-name="P2"><text:span text:style-name="T17"><text:s text:c="4"/>fgets</text:span><text:span text:style-name="T20">(</text:span><text:span text:style-name="T17">origin</text:span><text:span text:style-name="T20">, 100, </text:span><text:span text:style-name="T17">stdin</text:span><text:span text:style-name="T20">);<text:tab/></text:span><text:span text:style-name="T25">// счет с потока ввода</text:span></text:p>
      <text:p text:style-name="P2"><text:span text:style-name="T20"><text:s text:c="4"/></text:span><text:span text:style-name="T17">char* token=strtok(origin, " ");<text:tab/></text:span><text:span text:style-name="T25">//</text:span></text:p>
      <text:p text:style-name="P2"><text:span text:style-name="T17"><text:s text:c="4"/>while(token!=NULL)<text:tab/><text:tab/><text:tab/><text:tab/></text:span><text:span text:style-name="T25">//</text:span></text:p>
      <text:p text:style-name="P2"><text:span text:style-name="T17"><text:s text:c="4"/>{<text:tab/><text:tab/><text:tab/><text:tab/><text:tab/><text:tab/><text:tab/></text:span><text:span text:style-name="T25">//</text:span></text:p>
      <text:p text:style-name="P2"><text:span text:style-name="T17"><text:s text:c="8"/>int numb=strlen(token);<text:tab/><text:tab/></text:span><text:span text:style-name="T25">// деление массива origin</text:span><text:span text:style-name="T17"> </text:span></text:p>
      <text:p text:style-name="P2"><text:span text:style-name="T17"><text:s text:c="8"/>strncpy(nums[i], token, numb);<text:tab/></text:span><text:span text:style-name="T25">// на токены</text:span></text:p>
      <text:p text:style-name="P2"><text:span text:style-name="T17"><text:s text:c="8"/>token=strtok(NULL, " ");<text:tab/><text:tab/></text:span><text:span text:style-name="T25">//</text:span></text:p>
      <text:p text:style-name="P2"><text:span text:style-name="T17"><text:s text:c="8"/>i++;<text:tab/><text:tab/><text:tab/><text:tab/><text:tab/></text:span><text:span text:style-name="T25">//</text:span></text:p>
      <text:p text:style-name="P2"><text:span text:style-name="T17"><text:s text:c="4"/>}<text:tab/><text:tab/><text:tab/><text:tab/><text:tab/><text:tab/><text:tab/></text:span><text:span text:style-name="T25">//</text:span></text:p>
      <text:p text:style-name="P2"><text:span text:style-name="T17"><text:s text:c="4"/>for</text:span><text:span text:style-name="T20">(</text:span><text:span text:style-name="T17">j</text:span><text:span text:style-name="T20">=0;</text:span><text:span text:style-name="T17">j</text:span><text:span text:style-name="T20">&lt;=</text:span><text:span text:style-name="T17">i</text:span><text:span text:style-name="T20">;</text:span><text:span text:style-name="T17">j</text:span><text:span text:style-name="T20">++){<text:tab/><text:tab/><text:tab/><text:tab/></text:span><text:span text:style-name="T25">// цикл перевода цифр из</text:span><text:span text:style-name="T20"> </text:span></text:p>
      <text:p text:style-name="P2"><text:span text:style-name="T20"><text:s text:c="8"/></text:span><text:span text:style-name="T17">inums[j]=atoi(nums[j]);<text:tab/><text:tab/></text:span><text:span text:style-name="T25">// типа char в int</text:span></text:p>
      <text:p text:style-name="P2"><text:span text:style-name="T17"><text:s text:c="4"/>}<text:tab/><text:tab/><text:tab/><text:tab/><text:tab/></text:span><text:span text:style-name="T25">// (символы операций переводятся как 0)</text:span></text:p>
      <text:p text:style-name="P2"><text:span text:style-name="T17"><text:s text:c="4"/>for(j=0;j&lt;=i;j++){<text:tab/><text:tab/><text:tab/></text:span><text:span text:style-name="T25">//</text:span></text:p>
      <text:p text:style-name="P13"><text:span text:style-name="T29"><text:tab/>if(pop(inums, k)!=0){<text:tab/></text:span><text:span text:style-name="T28">//выявление символов операций</text:span></text:p>
      <text:p text:style-name="P4"><text:span text:style-name="T26"><text:s text:c="12"/></text:span><text:span text:style-name="T18">push(stack, inums, j, k);</text:span><text:span text:style-name="T20"><text:tab/></text:span><text:span text:style-name="T25">// (если число, то записывается в стек,</text:span></text:p>
      <text:p text:style-name="P2"><text:span text:style-name="T20"><text:s text:c="12"/></text:span><text:span text:style-name="T17">k++;<text:tab/><text:tab/><text:tab/><text:tab/></text:span><text:span text:style-name="T25">// иначе – символ операции)</text:span></text:p>
      <text:p text:style-name="P2"><text:span text:style-name="T17"><text:s text:c="8"/>}</text:span><text:span text:style-name="T20"><text:tab/><text:tab/><text:tab/><text:tab/><text:tab/></text:span><text:span text:style-name="T25">//</text:span></text:p>
      <text:p text:style-name="P2"><text:span text:style-name="T17"><text:s text:c="8"/>else{</text:span></text:p>
      <text:p text:style-name="P2"><text:span text:style-name="T17"><text:s text:c="12"/>if(strcmp(nums[k], plus)==0){<text:tab/></text:span><text:span text:style-name="T22">// (*) </text:span><text:span text:style-name="T25">обращаемся</text:span><text:span text:style-name="T22"> </text:span><text:span text:style-name="T25">к</text:span><text:span text:style-name="T22"> </text:span><text:span text:style-name="T25">токену</text:span><text:span text:style-name="T22"> ===</text:span></text:p>
      <text:p text:style-name="P2"><text:span text:style-name="T17"><text:s text:c="16"/>if</text:span><text:span text:style-name="T20">(</text:span><text:span text:style-name="T17">j</text:span><text:span text:style-name="T20">&gt;=2){<text:tab/><text:tab/><text:tab/><text:tab/><text:tab/></text:span><text:span text:style-name="T25">// проверка элементов</text:span></text:p>
      <text:p text:style-name="P4"><text:span text:style-name="T20"><text:s text:c="16"/></text:span><text:span text:style-name="T18">pushplus(stack, stack, j-2, j-1);<text:tab/><text:tab/></text:span><text:span text:style-name="T23">//сложение элементов</text:span></text:p>
      <text:p text:style-name="P4"><text:span text:style-name="T26"><text:s text:c="19"/></text:span><text:span text:style-name="T18">pushnull(stack, j-1);<text:tab/></text:span><text:span text:style-name="T20"><text:tab/><text:tab/><text:tab/><text:tab/></text:span><text:span text:style-name="T25">// обнуление ненужного</text:span></text:p>
      <text:p text:style-name="P2"><text:span text:style-name="T20"><text:s text:c="16"/></text:span><text:span text:style-name="T17">j</text:span><text:span text:style-name="T20">-=2;<text:tab/><text:tab/><text:tab/><text:tab/><text:tab/><text:tab/></text:span><text:span text:style-name="T25">// откат счетчика</text:span></text:p>
      <text:p text:style-name="P2"><text:span text:style-name="T20"><text:s text:c="16"/></text:span><text:span text:style-name="T17">k++;<text:tab/><text:tab/><text:tab/><text:tab/><text:tab/><text:tab/></text:span><text:span text:style-name="T25">//</text:span><text:span text:style-name="T20"> </text:span></text:p>
      <text:p text:style-name="P2"><text:soft-page-break/><text:span text:style-name="T17"><text:s text:c="16"/>}<text:tab/><text:tab/><text:tab/><text:tab/><text:tab/><text:tab/><text:tab/></text:span><text:span text:style-name="T25">//</text:span></text:p>
      <text:p text:style-name="P2"><text:span text:style-name="T17"><text:s text:c="16"/>else</text:span><text:span text:style-name="T20">{<text:tab/><text:tab/><text:tab/><text:tab/><text:tab/></text:span><text:span text:style-name="T25">// иначе</text:span></text:p>
      <text:p text:style-name="P2"><text:span text:style-name="T20"><text:s text:c="20"/></text:span><text:span text:style-name="T17">m</text:span><text:span text:style-name="T20">=1;<text:tab/><text:tab/><text:tab/><text:tab/></text:span><text:span text:style-name="T25">// переключение триггера</text:span></text:p>
      <text:p text:style-name="P2"><text:span text:style-name="T20"><text:s text:c="20"/></text:span><text:span text:style-name="T17">j</text:span><text:span text:style-name="T20">=</text:span><text:span text:style-name="T17">i</text:span><text:span text:style-name="T20">;<text:tab/><text:tab/><text:tab/><text:tab/></text:span><text:span text:style-name="T25">// завершение цикла</text:span></text:p>
      <text:p text:style-name="P2"><text:span text:style-name="T20"><text:s text:c="16"/></text:span><text:span text:style-name="T17">}<text:tab/><text:tab/><text:tab/><text:tab/><text:tab/><text:tab/></text:span><text:span text:style-name="T25">// </text:span></text:p>
      <text:p text:style-name="P2"><text:span text:style-name="T17"><text:s text:c="12"/>}<text:tab/><text:tab/><text:tab/><text:tab/><text:tab/><text:tab/></text:span><text:span text:style-name="T22">// (</text:span><text:span text:style-name="T25">*</text:span><text:span text:style-name="T22">)</text:span><text:span text:style-name="T25"> ======================</text:span></text:p>
      <text:p text:style-name="P2"><text:span text:style-name="T17"><text:s text:c="12"/>else if(strcmp(nums[k], minus)==0){<text:tab/></text:span><text:span text:style-name="T22">// ===================</text:span></text:p>
      <text:p text:style-name="P2"><text:span text:style-name="T17"><text:s text:c="16"/>if(j&gt;=2){<text:tab/><text:tab/><text:tab/><text:tab/><text:tab/></text:span><text:span text:style-name="T22">// идентично (</text:span><text:span text:style-name="T25">*</text:span><text:span text:style-name="T22">)</text:span></text:p>
      <text:p text:style-name="P4"><text:span text:style-name="T17"><text:s text:c="15"/></text:span><text:span text:style-name="T18"><text:s/>pushminus(stack, stack, j-2, j-1);</text:span></text:p>
      <text:p text:style-name="P4"><text:span text:style-name="T18"><text:s text:c="16"/>pushnull(stack, j-1);</text:span><text:span text:style-name="T17"><text:tab/><text:tab/><text:tab/><text:tab/><text:tab/></text:span><text:span text:style-name="T22">//</text:span></text:p>
      <text:p text:style-name="P2"><text:span text:style-name="T17"><text:s text:c="16"/>j-=2;<text:tab/><text:tab/><text:tab/><text:tab/><text:tab/><text:tab/></text:span><text:span text:style-name="T22">//</text:span></text:p>
      <text:p text:style-name="P2"><text:span text:style-name="T17"><text:s text:c="16"/>k++;<text:tab/><text:tab/><text:tab/><text:tab/><text:tab/><text:tab/></text:span><text:span text:style-name="T22">//</text:span></text:p>
      <text:p text:style-name="P2"><text:span text:style-name="T17"><text:s text:c="16"/>}<text:tab/><text:tab/><text:tab/><text:tab/><text:tab/><text:tab/><text:tab/></text:span><text:span text:style-name="T22">//</text:span></text:p>
      <text:p text:style-name="P2"><text:span text:style-name="T17"><text:s text:c="16"/>else{<text:tab/><text:tab/><text:tab/><text:tab/><text:tab/><text:tab/></text:span><text:span text:style-name="T22">//</text:span></text:p>
      <text:p text:style-name="P2"><text:span text:style-name="T17"><text:s text:c="20"/>m=1;<text:tab/><text:tab/><text:tab/><text:tab/><text:tab/></text:span><text:span text:style-name="T22">//</text:span></text:p>
      <text:p text:style-name="P2"><text:span text:style-name="T17"><text:s text:c="20"/>j=i;<text:tab/><text:tab/><text:tab/><text:tab/><text:tab/></text:span><text:span text:style-name="T22">//</text:span></text:p>
      <text:p text:style-name="P2"><text:span text:style-name="T17"><text:s text:c="16"/>}<text:tab/><text:tab/><text:tab/><text:tab/><text:tab/><text:tab/><text:tab/></text:span><text:span text:style-name="T22">//</text:span></text:p>
      <text:p text:style-name="P2"><text:span text:style-name="T17"><text:s text:c="12"/>}<text:tab/><text:tab/><text:tab/><text:tab/><text:tab/><text:tab/><text:tab/></text:span><text:span text:style-name="T22">// =======================</text:span></text:p>
      <text:p text:style-name="P2"><text:span text:style-name="T17"><text:s text:c="12"/>else if(strcmp(nums[k], umn)==0){<text:tab/><text:tab/></text:span><text:span text:style-name="T22">// =======================</text:span></text:p>
      <text:p text:style-name="P2"><text:span text:style-name="T17"><text:s text:c="16"/>if(j&gt;=2){<text:tab/><text:tab/><text:tab/><text:tab/><text:tab/></text:span><text:span text:style-name="T22">// идентично (</text:span><text:span text:style-name="T25">*</text:span><text:span text:style-name="T22">)</text:span></text:p>
      <text:p text:style-name="P4"><text:span text:style-name="T17"><text:s text:c="16"/></text:span><text:span text:style-name="T18">pushumn(stack, stack, j-2, j-1);</text:span></text:p>
      <text:p text:style-name="P4"><text:span text:style-name="T18"><text:s text:c="16"/>pushnull(stack, j-1);</text:span><text:span text:style-name="T17"><text:tab/><text:tab/><text:tab/><text:tab/><text:tab/></text:span><text:span text:style-name="T22">//</text:span></text:p>
      <text:p text:style-name="P2"><text:span text:style-name="T17"><text:s text:c="16"/>j-=2;<text:tab/><text:tab/><text:tab/><text:tab/><text:tab/><text:tab/></text:span><text:span text:style-name="T22">//</text:span></text:p>
      <text:p text:style-name="P2"><text:span text:style-name="T17"><text:s text:c="16"/>k++;<text:tab/><text:tab/><text:tab/><text:tab/><text:tab/><text:tab/></text:span><text:span text:style-name="T22">//</text:span></text:p>
      <text:p text:style-name="P2"><text:span text:style-name="T17"><text:s text:c="16"/>}<text:tab/><text:tab/><text:tab/><text:tab/><text:tab/><text:tab/><text:tab/></text:span><text:span text:style-name="T22">//</text:span></text:p>
      <text:p text:style-name="P2"><text:span text:style-name="T17"><text:s text:c="16"/>else{<text:tab/><text:tab/><text:tab/><text:tab/><text:tab/><text:tab/></text:span><text:span text:style-name="T22">//</text:span></text:p>
      <text:p text:style-name="P2"><text:span text:style-name="T17"><text:s text:c="20"/>m=1;<text:tab/><text:tab/><text:tab/><text:tab/><text:tab/></text:span><text:span text:style-name="T22">//</text:span></text:p>
      <text:p text:style-name="P2"><text:span text:style-name="T17"><text:s text:c="20"/>j=i;<text:tab/><text:tab/><text:tab/><text:tab/><text:tab/></text:span><text:span text:style-name="T22">//</text:span></text:p>
      <text:p text:style-name="P2"><text:span text:style-name="T17"><text:s text:c="12"/>}<text:tab/><text:tab/><text:tab/><text:tab/><text:tab/><text:tab/><text:tab/></text:span><text:span text:style-name="T22">// =====================</text:span></text:p>
      <text:p text:style-name="P2"><text:span text:style-name="T17"><text:s text:c="12"/>else if(strcmp(nums[k], del)==0){<text:tab/><text:tab/></text:span><text:span text:style-name="T22">// =====================</text:span></text:p>
      <text:p text:style-name="P4"><text:span text:style-name="T17"><text:s text:c="16"/></text:span><text:span text:style-name="T18">if(pop(stack, j-1)!=0){</text:span></text:p>
      <text:p text:style-name="P13"><text:span text:style-name="T29"><text:s text:c="16"/>if(j&gt;=2){</text:span></text:p>
      <text:p text:style-name="P13"><text:span text:style-name="T29"><text:s text:c="16"/>pushdel(stack, stack, j-2, j-1);</text:span></text:p>
      <text:p text:style-name="P4"><text:span text:style-name="T18"><text:s text:c="16"/>pushnull(stack, j-1);</text:span><text:span text:style-name="T17"><text:tab/><text:tab/><text:tab/><text:tab/><text:tab/></text:span><text:span text:style-name="T22">//</text:span></text:p>
      <text:p text:style-name="P2"><text:span text:style-name="T17"><text:s text:c="16"/>j-=2;<text:tab/><text:tab/><text:tab/><text:tab/><text:tab/><text:tab/></text:span><text:span text:style-name="T22">//</text:span></text:p>
      <text:p text:style-name="P2"><text:span text:style-name="T17"><text:s text:c="16"/>k++;<text:tab/><text:tab/><text:tab/><text:tab/><text:tab/><text:tab/></text:span><text:span text:style-name="T22">//</text:span></text:p>
      <text:p text:style-name="P2"><text:soft-page-break/><text:span text:style-name="T17"><text:s text:c="16"/>}<text:tab/><text:tab/><text:tab/><text:tab/><text:tab/><text:tab/><text:tab/></text:span><text:span text:style-name="T22">//</text:span></text:p>
      <text:p text:style-name="P2"><text:span text:style-name="T17"><text:s text:c="16"/>else{<text:tab/><text:tab/><text:tab/><text:tab/><text:tab/><text:tab/></text:span><text:span text:style-name="T22">//</text:span></text:p>
      <text:p text:style-name="P2"><text:span text:style-name="T17"><text:s text:c="20"/>m=1;<text:tab/><text:tab/><text:tab/><text:tab/><text:tab/></text:span><text:span text:style-name="T22">//</text:span></text:p>
      <text:p text:style-name="P2"><text:span text:style-name="T17"><text:s text:c="20"/>j=i;<text:tab/><text:tab/><text:tab/><text:tab/><text:tab/></text:span><text:span text:style-name="T22">//</text:span></text:p>
      <text:p text:style-name="P2"><text:span text:style-name="T17"><text:s text:c="16"/>}<text:tab/><text:tab/><text:tab/><text:tab/><text:tab/><text:tab/><text:tab/></text:span><text:span text:style-name="T22">//</text:span></text:p>
      <text:p text:style-name="P4"><text:span text:style-name="T17"><text:s text:c="12"/>}</text:span><text:span text:style-name="T20"><text:tab/></text:span></text:p>
      <text:p text:style-name="P4"><text:span text:style-name="T20"><text:tab/></text:span><text:span text:style-name="T21">else{</text:span></text:p>
      <text:p text:style-name="P4"><text:span text:style-name="T21"><text:s text:c="16"/>push(stack, inums, j, k);</text:span></text:p>
      <text:p text:style-name="P4"><text:span text:style-name="T21"><text:s text:c="16"/>k++;</text:span></text:p>
      <text:p text:style-name="P4"><text:span text:style-name="T21"><text:s text:c="16"/>}</text:span><text:span text:style-name="T20"><text:tab/><text:tab/><text:tab/><text:tab/><text:tab/></text:span><text:span text:style-name="T22">// </text:span><text:span text:style-name="T25">=====================</text:span></text:p>
      <text:p text:style-name="P2"><text:span text:style-name="T17"><text:s text:c="16"/>}</text:span></text:p>
      <text:p text:style-name="P2"><text:span text:style-name="T17"><text:s text:c="4"/>}<text:tab/><text:tab/><text:tab/><text:tab/><text:tab/><text:tab/><text:tab/><text:tab/><text:tab/></text:span><text:span text:style-name="T22">//</text:span></text:p>
      <text:p text:style-name="P5"><text:span text:style-name="T17"><text:s text:c="11"/></text:span><text:span text:style-name="T18"><text:s/>if(size(stack, i)!=1)<text:tab/><text:tab/><text:tab/><text:tab/></text:span><text:span text:style-name="T24">//проверка размера стека</text:span></text:p>
      <text:p text:style-name="P5"><text:span text:style-name="T18"><text:s text:c="13"/>m=1;</text:span><text:span text:style-name="T17"><text:tab/><text:tab/><text:tab/><text:tab/><text:tab/><text:tab/><text:tab/></text:span><text:span text:style-name="T22">//</text:span></text:p>
      <text:p text:style-name="P2"><text:span text:style-name="T17"><text:s text:c="4"/>if(m==0){<text:tab/><text:tab/><text:tab/><text:tab/><text:tab/><text:tab/></text:span><text:span text:style-name="T22">//</text:span></text:p>
      <text:p text:style-name="P2"><text:span text:style-name="T17"><text:s text:c="8"/>printf</text:span><text:span text:style-name="T20">("\</text:span><text:span text:style-name="T17">n</text:span><text:span text:style-name="T20">%</text:span><text:span text:style-name="T17">d</text:span><text:span text:style-name="T20">", </text:span><text:span text:style-name="T17">stack</text:span><text:span text:style-name="T20">[0]);<text:tab/><text:tab/><text:tab/></text:span><text:span text:style-name="T22">// вывод результата</text:span></text:p>
      <text:p text:style-name="P2"><text:span text:style-name="T20"><text:s text:c="4"/>}<text:tab/><text:tab/><text:tab/><text:tab/><text:tab/><text:tab/><text:tab/><text:tab/></text:span><text:span text:style-name="T22">//</text:span></text:p>
      <text:p text:style-name="P2"><text:span text:style-name="T20"><text:s text:c="4"/></text:span><text:span text:style-name="T17">else</text:span><text:span text:style-name="T20">{<text:tab/><text:tab/><text:tab/><text:tab/><text:tab/><text:tab/><text:tab/></text:span><text:span text:style-name="T22">//</text:span></text:p>
      <text:p text:style-name="P2"><text:span text:style-name="T20"><text:s text:c="8"/></text:span><text:span text:style-name="T17">printf</text:span><text:span text:style-name="T20">("</text:span><text:span text:style-name="T17">error</text:span><text:span text:style-name="T20">");<text:tab/><text:tab/><text:tab/><text:tab/></text:span><text:span text:style-name="T22">//</text:span></text:p>
      <text:p text:style-name="P2"><text:span text:style-name="T20"><text:s text:c="4"/>}<text:tab/><text:tab/><text:tab/><text:tab/><text:tab/><text:tab/><text:tab/><text:tab/></text:span><text:span text:style-name="T22">//</text:span></text:p>
      <text:p text:style-name="P2"><text:span text:style-name="T20"><text:s text:c="2"/></text:span><text:span text:style-name="T17">return</text:span><text:span text:style-name="T20"> 0;<text:tab/><text:tab/><text:tab/><text:tab/><text:tab/><text:tab/></text:span><text:span text:style-name="T22">// завершение работы программы</text:span></text:p>
      <text:p text:style-name="P2"><text:span text:style-name="T17">}</text:span><text:span text:style-name="T20"><text:tab/><text:tab/><text:tab/><text:tab/><text:tab/><text:tab/><text:tab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style:line-height-at-least="0.423cm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cm" fo:margin-bottom="0.176cm" loext:contextual-spacing="false" fo:line-height="106%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name-asian="F" style:font-family-generic-asian="system" style:font-pitch-asian="variable" style:font-size-asian="11pt" style:font-size-complex="11pt"/>
    </style:style>
    <style:style style:name="Title" style:family="paragraph" style:parent-style-name="Heading_20_1" style:auto-update="true" style:default-outline-level="2" style:list-style-name="" style:class="chapter">
      <style:paragraph-properties fo:margin-left="1.249cm" fo:margin-right="0cm" fo:margin-top="0.212cm" fo:margin-bottom="0.212cm" loext:contextual-spacing="true" fo:line-height="150%" fo:text-align="start" style:justify-single-word="false" fo:text-indent="0cm" style:auto-text-indent="false"/>
      <style:text-properties fo:text-transform="uppercase" fo:color="#0d0d0d" style:font-name="Times New Roman" fo:font-family="'Times New Roman'" style:font-family-generic="roman" style:font-pitch="variable" fo:letter-spacing="-0.018cm" style:letter-kerning="true" style:font-weight-complex="normal"/>
    </style:style>
    <style:style style:name="Subtitle" style:family="paragraph" style:parent-style-name="Standard" style:default-outline-level="" style:class="chapter">
      <style:paragraph-properties fo:margin-top="0cm" fo:margin-bottom="0.071cm" loext:contextual-spacing="false" fo:line-height="100%" fo:text-align="center" style:justify-single-word="false"/>
      <style:text-properties fo:color="#5a5a5a" fo:letter-spacing="0.026cm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default-outline-level="">
      <style:paragraph-properties fo:margin-top="0.423cm" fo:margin-bottom="0cm" loext:contextual-spacing="false" fo:line-height="106%"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text-align="start" style:justify-single-word="false"/>
      <style:text-properties fo:font-size="12pt" style:font-size-asian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Название_20_Знак" style:display-name="Название Знак" style:family="text" style:parent-style-name="Default_20_Paragraph_20_Font">
      <style:text-properties fo:text-transform="uppercase" fo:color="#0d0d0d" style:font-name="Times New Roman" fo:font-family="'Times New Roman'" style:font-family-generic="roman" style:font-pitch="variable" fo:font-size="14pt" fo:letter-spacing="-0.018cm" fo:font-weight="bold" style:letter-kerning="true" style:font-name-asian="F" style:font-family-generic-asian="system" style:font-pitch-asian="variable" style:font-size-asian="14pt" style:language-asian="ru" style:country-asian="RU" style:font-weight-asian="bold" style:font-name-complex="F" style:font-family-generic-complex="system" style:font-pitch-complex="variable" style:font-size-complex="14pt"/>
    </style:style>
    <style:style style:name="Подзаголовок_20_Знак" style:display-name="Подзаголовок Знак" style:family="text" style:parent-style-name="Default_20_Paragraph_20_Font">
      <style:text-properties fo:color="#5a5a5a" style:font-name="Times New Roman" fo:font-family="'Times New Roman'" style:font-family-generic="roman" style:font-pitch="variable" fo:font-size="14pt" fo:letter-spacing="0.026cm" fo:font-weight="bold" style:font-name-asian="F" style:font-family-generic-asian="system" style:font-pitch-asian="variable" style:font-size-asian="14pt" style:language-asian="ru" style:country-asian="RU" style:font-weight-asian="bold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language-asian="ru" style:country-asian="RU" style:font-weight-asian="bold" style:font-name-complex="F" style:font-family-generic-complex="system" style:font-pitch-complex="variable" style:font-size-complex="14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2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38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73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007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1.27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_Om</meta:initial-creator>
    <meta:editing-cycles>7</meta:editing-cycles>
    <meta:creation-date>2017-03-14T21:48:00</meta:creation-date>
    <dc:date>2017-05-31T18:15:09.652510021</dc:date>
    <meta:editing-duration>PT1H19M18S</meta:editing-duration>
    <meta:generator>LibreOffice/5.1.6.2$Linux_X86_64 LibreOffice_project/10m0$Build-2</meta:generator>
    <meta:document-statistic meta:table-count="1" meta:image-count="0" meta:object-count="0" meta:page-count="7" meta:paragraph-count="190" meta:word-count="774" meta:character-count="7002" meta:non-whitespace-character-count="46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